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style:writing-mode="page"/>
    </style:style>
    <style:style style:name="P1" style:family="paragraph" style:parent-style-name="Standard">
      <style:text-properties officeooo:rsid="0019cc55" officeooo:paragraph-rsid="0019cc55"/>
    </style:style>
    <style:style style:name="P2" style:family="paragraph" style:parent-style-name="Standard">
      <style:text-properties officeooo:rsid="001e7e36" officeooo:paragraph-rsid="001e7e36"/>
    </style:style>
    <style:style style:name="P3" style:family="paragraph" style:parent-style-name="Standard">
      <style:paragraph-properties fo:text-align="center" style:justify-single-word="false"/>
      <style:text-properties officeooo:rsid="001e7e36" officeooo:paragraph-rsid="001e7e36"/>
    </style:style>
    <style:style style:name="P4" style:family="paragraph" style:parent-style-name="Standard">
      <style:paragraph-properties fo:text-align="start" style:justify-single-word="false"/>
      <style:text-properties officeooo:rsid="001e7e36" officeooo:paragraph-rsid="001e7e36"/>
    </style:style>
    <style:style style:name="P5" style:family="paragraph" style:parent-style-name="Standard">
      <style:text-properties fo:font-weight="bold" officeooo:rsid="0036773d" officeooo:paragraph-rsid="0036773d" style:font-weight-asian="bold" style:font-weight-complex="bold"/>
    </style:style>
    <style:style style:name="P6" style:family="paragraph" style:parent-style-name="Standard">
      <style:paragraph-properties fo:text-align="start" style:justify-single-word="false"/>
      <style:text-properties fo:font-weight="bold" officeooo:rsid="0036773d" officeooo:paragraph-rsid="0036773d" style:font-weight-asian="bold" style:font-weight-complex="bold"/>
    </style:style>
    <style:style style:name="P7" style:family="paragraph" style:parent-style-name="Standard">
      <style:paragraph-properties fo:text-align="start" style:justify-single-word="false"/>
      <style:text-properties fo:font-weight="bold" officeooo:rsid="0036773d" officeooo:paragraph-rsid="004debd5" style:font-weight-asian="bold" style:font-weight-complex="bold"/>
    </style:style>
    <style:style style:name="P8" style:family="paragraph" style:parent-style-name="Standard">
      <style:paragraph-properties fo:text-align="start" style:justify-single-word="false"/>
      <style:text-properties fo:font-weight="bold" officeooo:rsid="0044f8de" officeooo:paragraph-rsid="0044f8de" style:font-weight-asian="bold" style:font-weight-complex="bold"/>
    </style:style>
    <style:style style:name="P9" style:family="paragraph" style:parent-style-name="Standard">
      <style:paragraph-properties fo:text-align="start" style:justify-single-word="false"/>
      <style:text-properties officeooo:rsid="004027d1" officeooo:paragraph-rsid="004027d1"/>
    </style:style>
    <style:style style:name="P10" style:family="paragraph" style:parent-style-name="Standard">
      <style:paragraph-properties fo:text-align="start" style:justify-single-word="false"/>
      <style:text-properties officeooo:rsid="0044154d" officeooo:paragraph-rsid="0044154d"/>
    </style:style>
    <style:style style:name="P11" style:family="paragraph" style:parent-style-name="Standard">
      <style:paragraph-properties fo:text-align="start" style:justify-single-word="false"/>
      <style:text-properties officeooo:rsid="0044154d" officeooo:paragraph-rsid="00444f23"/>
    </style:style>
    <style:style style:name="P12" style:family="paragraph" style:parent-style-name="Standard">
      <style:paragraph-properties fo:text-align="start" style:justify-single-word="false"/>
      <style:text-properties officeooo:rsid="00444f23" officeooo:paragraph-rsid="00444f23"/>
    </style:style>
    <style:style style:name="P13" style:family="paragraph" style:parent-style-name="Standard">
      <style:paragraph-properties fo:text-align="start" style:justify-single-word="false"/>
      <style:text-properties fo:font-weight="normal" officeooo:rsid="0046014a" officeooo:paragraph-rsid="0046014a" style:font-weight-asian="normal" style:font-weight-complex="normal"/>
    </style:style>
    <style:style style:name="P14" style:family="paragraph" style:parent-style-name="Standard">
      <style:paragraph-properties fo:text-align="start" style:justify-single-word="false"/>
      <style:text-properties fo:font-weight="normal" officeooo:rsid="0036773d" officeooo:paragraph-rsid="0036773d" style:font-weight-asian="normal" style:font-weight-complex="normal"/>
    </style:style>
    <style:style style:name="P15" style:family="paragraph" style:parent-style-name="Table_20_Contents">
      <style:paragraph-properties fo:text-align="center" style:justify-single-word="false"/>
      <style:text-properties officeooo:rsid="00366a28" officeooo:paragraph-rsid="00366a28"/>
    </style:style>
    <style:style style:name="P16" style:family="paragraph" style:parent-style-name="Table_20_Heading">
      <style:paragraph-properties fo:text-align="center" style:justify-single-word="false"/>
      <style:text-properties officeooo:rsid="00366a28" officeooo:paragraph-rsid="00366a28"/>
    </style:style>
    <style:style style:name="P17" style:family="paragraph" style:parent-style-name="Table_20_Contents">
      <style:paragraph-properties fo:text-align="center" style:justify-single-word="false"/>
      <style:text-properties officeooo:rsid="00366a28" officeooo:paragraph-rsid="004debd5"/>
    </style:style>
    <style:style style:name="P18" style:family="paragraph" style:parent-style-name="Table_20_Heading">
      <style:paragraph-properties fo:text-align="center" style:justify-single-word="false"/>
      <style:text-properties officeooo:rsid="00366a28" officeooo:paragraph-rsid="004debd5"/>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officeooo:paragraph-rsid="004debd5"/>
    </style:style>
    <style:style style:name="P21" style:family="paragraph" style:parent-style-name="Table_20_Contents">
      <style:paragraph-properties fo:text-align="center" style:justify-single-word="false"/>
      <style:text-properties officeooo:rsid="0050d814" officeooo:paragraph-rsid="0050d814"/>
    </style:style>
    <style:style style:name="P22" style:family="paragraph" style:parent-style-name="Standard">
      <style:paragraph-properties fo:text-align="start" style:justify-single-word="false"/>
      <style:text-properties fo:font-weight="bold" officeooo:rsid="00444f23" officeooo:paragraph-rsid="00444f23" style:font-weight-asian="bold" style:font-weight-complex="bold"/>
    </style:style>
    <style:style style:name="P23" style:family="paragraph" style:parent-style-name="Standard">
      <style:text-properties fo:font-weight="bold" officeooo:rsid="0019cc55" officeooo:paragraph-rsid="0019cc55" style:font-weight-asian="bold" style:font-weight-complex="bold"/>
    </style:style>
    <style:style style:name="P24" style:family="paragraph" style:parent-style-name="Standard">
      <style:text-properties fo:font-weight="bold" officeooo:rsid="0053a182" officeooo:paragraph-rsid="0053a182" style:font-weight-asian="bold" style:font-weight-complex="bold"/>
    </style:style>
    <style:style style:name="P25" style:family="paragraph" style:parent-style-name="Standard">
      <style:text-properties officeooo:paragraph-rsid="004debd5"/>
    </style:style>
    <style:style style:name="P26" style:family="paragraph" style:parent-style-name="Standard">
      <style:text-properties officeooo:rsid="00520662" officeooo:paragraph-rsid="00520662"/>
    </style:style>
    <style:style style:name="P27" style:family="paragraph" style:parent-style-name="Standard">
      <style:text-properties fo:font-weight="normal" officeooo:rsid="0053a182" officeooo:paragraph-rsid="0053a182" style:font-weight-asian="normal" style:font-weight-complex="normal"/>
    </style:style>
    <style:style style:name="T1" style:family="text">
      <style:text-properties officeooo:rsid="001a5972"/>
    </style:style>
    <style:style style:name="T2" style:family="text">
      <style:text-properties officeooo:rsid="001ba115"/>
    </style:style>
    <style:style style:name="T3" style:family="text">
      <style:text-properties officeooo:rsid="001c7f3c"/>
    </style:style>
    <style:style style:name="T4" style:family="text">
      <style:text-properties officeooo:rsid="001e22f3"/>
    </style:style>
    <style:style style:name="T5" style:family="text">
      <style:text-properties officeooo:rsid="001ec17c"/>
    </style:style>
    <style:style style:name="T6" style:family="text">
      <style:text-properties officeooo:rsid="0034ceb0"/>
    </style:style>
    <style:style style:name="T7" style:family="text">
      <style:text-properties officeooo:rsid="00366a28"/>
    </style:style>
    <style:style style:name="T8" style:family="text">
      <style:text-properties officeooo:rsid="004135ef"/>
    </style:style>
    <style:style style:name="T9" style:family="text">
      <style:text-properties fo:font-weight="bold" style:font-weight-asian="bold" style:font-weight-complex="bold"/>
    </style:style>
    <style:style style:name="T10" style:family="text">
      <style:text-properties officeooo:rsid="00428a59"/>
    </style:style>
    <style:style style:name="T11" style:family="text">
      <style:text-properties officeooo:rsid="0044154d"/>
    </style:style>
    <style:style style:name="T12" style:family="text">
      <style:text-properties officeooo:rsid="00444f23"/>
    </style:style>
    <style:style style:name="T13" style:family="text">
      <style:text-properties officeooo:rsid="0047a83c"/>
    </style:style>
    <style:style style:name="T14" style:family="text">
      <style:text-properties officeooo:rsid="004ec39a"/>
    </style:style>
    <style:style style:name="T15" style:family="text">
      <style:text-properties officeooo:rsid="005060cf"/>
    </style:style>
    <style:style style:name="T16" style:family="text">
      <style:text-properties officeooo:rsid="00548561"/>
    </style:style>
    <style:style style:name="T17" style:family="text">
      <style:text-properties officeooo:rsid="0055353f"/>
    </style:style>
    <style:style style:name="T18" style:family="text">
      <style:text-properties officeooo:rsid="0056e209"/>
    </style:style>
    <style:style style:name="T19" style:family="text">
      <style:text-properties officeooo:rsid="005a59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tab/>Automated Network Penetrator</text:p>
      <text:p text:style-name="P23"/>
      <text:p text:style-name="P24">Abstract:</text:p>
      <text:p text:style-name="P27">Technology is the basic unit as well as advance unit of this modern era. There are a lot of servers holding human data and credentials. They are being hacked through the one way or the other. This is being done because of vulnerabilities present in the services running on those servers. There are many ways through which those services can be access and their vulnerabilities are exploited. These services are accessed through network and different scans are done in order to find vulnerabilities and than are exploited. Our task in this project is to scan the network and find the vulnerable services running on the end host on the network. We have written some scripts which will scan the network and will show the vulnerabilities present in the system. The system is scanned through its IP a<text:span text:style-name="T16">d</text:span>dress and the <text:span text:style-name="T16">messages or banners are returned from the open ports. </text:span><text:span text:style-name="T17">The banners returned may be vulnerable and can cause a threat to the system. </text:span><text:span text:style-name="T18">The banners are matched with </text:span><text:span text:style-name="T19">online data bases to check whether the service/banner running on the system is vulnerable or not.</text:span></text:p>
      <text:p text:style-name="P27"/>
      <text:p text:style-name="P1"><text:span text:style-name="T9">Introduction</text:span>:</text:p>
      <text:p text:style-name="P1"><text:tab/><text:span text:style-name="T1">We are making an automated network penetrator which will do penetration of a network and <text:s/>show the vulnerabilities of the network. </text:span><text:span text:style-name="T2">Those vulnerabilities are the vulnerabilities of the services running on that network. </text:span><text:span text:style-name="T3">Those vulnerabilities than result in the threats.</text:span><text:span text:style-name="T2"> </text:span><text:span text:style-name="T3">There are some manual techniques which do the penetration and find the vulnerabilities present in the network but we want to automate the process. For that purpose we will write scripts. </text:span><text:span text:style-name="T4">Those script will do get interacted to the network and find the vulnerabilities.</text:span></text:p>
      <text:p text:style-name="P1"/>
      <text:p text:style-name="P2"><text:span text:style-name="T9">Work Environment</text:span>:</text:p>
      <text:p text:style-name="P2"><text:tab/><text:span text:style-name="T5">The process of penetration was to be done on a local network as it is illegal and dangerous to run those processes on a running network. </text:span></text:p>
      <text:p text:style-name="P2"><text:tab/><text:span text:style-name="T5">For doing penetration we had to use virtual machines so that </text:span><text:span text:style-name="T6">if system in virtual machine crashes we don’t have any crash on the underlying operating system. The operating systems and machines we were given at initial are as follows.</text:span></text:p>
      <text:p text:style-name="P2"/>
      <text:p text:style-name="P5">Initial Environment:</text:p>
      <text:p text:style-name="P3"/>
      <table:table table:name="Table1" table:style-name="Table1">
        <table:table-column table:style-name="Table1.A" table:number-columns-repeated="5"/>
        <table:table-column table:style-name="Table1.F"/>
        <table:table-header-rows>
          <table:table-row table:style-name="TableLine94159705872784">
            <table:table-cell table:style-name="Table1.A1" office:value-type="string">
              <text:p text:style-name="P16">System no </text:p>
            </table:table-cell>
            <table:table-cell table:style-name="Table1.A1" office:value-type="string">
              <text:p text:style-name="P16">Memory</text:p>
            </table:table-cell>
            <table:table-cell table:style-name="Table1.A1" office:value-type="string">
              <text:p text:style-name="P16">Hard disk</text:p>
            </table:table-cell>
            <table:table-cell table:style-name="Table1.A1" office:value-type="string">
              <text:p text:style-name="P16">Processor</text:p>
            </table:table-cell>
            <table:table-cell table:style-name="Table1.A1" office:value-type="string">
              <text:p text:style-name="P16">Operating system</text:p>
            </table:table-cell>
            <table:table-cell table:style-name="Table1.A1" office:value-type="string">
              <text:p text:style-name="P16">Virtual OS</text:p>
            </table:table-cell>
          </table:table-row>
        </table:table-header-rows>
        <table:table-row table:style-name="TableLine94159705893616">
          <table:table-cell table:style-name="Table1.A1" office:value-type="string">
            <text:p text:style-name="P15">1</text:p>
          </table:table-cell>
          <table:table-cell table:style-name="Table1.A1" office:value-type="string">
            <text:p text:style-name="P19"><text:s/><text:span text:style-name="T7">6 GB</text:span></text:p>
          </table:table-cell>
          <table:table-cell table:style-name="Table1.A1" office:value-type="string">
            <text:p text:style-name="P19"><text:s/><text:span text:style-name="T7">500 HDD</text:span></text:p>
          </table:table-cell>
          <table:table-cell table:style-name="Table1.A1" office:value-type="string">
            <text:p text:style-name="P19"><text:s/><text:span text:style-name="T7">2.93 GHz</text:span></text:p>
          </table:table-cell>
          <table:table-cell table:style-name="Table1.A1" office:value-type="string">
            <text:p text:style-name="P15">Parrot Home Edition</text:p>
          </table:table-cell>
          <table:table-cell table:style-name="Table1.A1" office:value-type="string">
            <text:p text:style-name="P19"><text:s/><text:span text:style-name="T7">Windows Starter Edition 32 Bit</text:span></text:p>
          </table:table-cell>
        </table:table-row>
        <table:table-row table:style-name="TableLine94159705894528">
          <table:table-cell table:style-name="Table1.A1" office:value-type="string">
            <text:p text:style-name="P15">2</text:p>
          </table:table-cell>
          <table:table-cell table:style-name="Table1.A1" office:value-type="string">
            <text:p text:style-name="P15">4 GB</text:p>
          </table:table-cell>
          <table:table-cell table:style-name="Table1.A1" office:value-type="string">
            <text:p text:style-name="P19"><text:s/><text:span text:style-name="T7">500 HDD</text:span></text:p>
          </table:table-cell>
          <table:table-cell table:style-name="Table1.A1" office:value-type="string">
            <text:p text:style-name="P19"><text:s/><text:span text:style-name="T7">2.93 GHz</text:span></text:p>
          </table:table-cell>
          <table:table-cell table:style-name="Table1.A1" office:value-type="string">
            <text:p text:style-name="P15">Parrot Home Edition</text:p>
          </table:table-cell>
          <table:table-cell table:style-name="Table1.A1" office:value-type="string">
            <text:p text:style-name="P15">None </text:p>
          </table:table-cell>
        </table:table-row>
      </table:table>
      <text:p text:style-name="P3"/>
      <text:p text:style-name="P9">We had to use two computer systems as the system specifications were not meeting our requirement<text:span text:style-name="T8">s</text:span>. <text:span text:style-name="T8">One system here was the attack machine and the other was being </text:span><text:span text:style-name="T10">attacked.</text:span></text:p>
      <text:p text:style-name="P10"/>
      <text:p text:style-name="P22">Computer system 1:</text:p>
      <text:p text:style-name="P22"/>
      <text:p text:style-name="P11"><text:s/><text:span text:style-name="T12">The Operating system installed in this system was </text:span><text:span text:style-name="T7">Parrot Home Edition </text:span><text:span text:style-name="T12">which required about 2.5GB of memory. </text:span>The system having 6 Giga Bytes of ram was able enough to run a virtual machine. So, at that system we installed a virtual box and installed a windows 7 starter edition. </text:p>
      <text:p text:style-name="P12">Windows used in this case was taking about 1 to 1.5 GB’s of memory. <text:span text:style-name="T11">The minimal versions were used in order to get better performance and get maximum resources of the system.</text:span></text:p>
      <text:p text:style-name="P12"/>
      <text:p text:style-name="P8">Computer system 2: </text:p>
      <text:p text:style-name="P13"><text:soft-page-break/>This system had 4 GB’s of memory. So, <text:s/>it was difficult to run a separate virtual machine on this system. <text:span text:style-name="T13">Although we tried to use Some minimal operating systems like Trisquel and Slacks etc, but there were many issues which we faced during installation of packages and they were old and have some stability issues. This system had Parrot Home Edition installed on it. This was the system at which the scripting was done. The scripts written here were executed and showed effects on the windows installed on the virtual box of other computer. </text:span></text:p>
      <text:p text:style-name="P4"/>
      <text:p text:style-name="P4"/>
      <text:p text:style-name="P6">Final Environment:</text:p>
      <text:p text:style-name="P14">After some time we were given new computer system. The specifications <text:span text:style-name="T14">o</text:span>f that system are as follows:</text:p>
      <text:p text:style-name="P7"/>
      <text:p text:style-name="P7"/>
      <table:table table:name="Table2" table:style-name="Table2">
        <table:table-column table:style-name="Table2.A" table:number-columns-repeated="5"/>
        <table:table-column table:style-name="Table2.F"/>
        <table:table-header-rows>
          <table:table-row table:style-name="TableLine94159705874864">
            <table:table-cell table:style-name="Table2.A1" office:value-type="string">
              <text:p text:style-name="P18">System no </text:p>
            </table:table-cell>
            <table:table-cell table:style-name="Table2.A1" office:value-type="string">
              <text:p text:style-name="P18">Memory</text:p>
            </table:table-cell>
            <table:table-cell table:style-name="Table2.A1" office:value-type="string">
              <text:p text:style-name="P18">Hard disk</text:p>
            </table:table-cell>
            <table:table-cell table:style-name="Table2.A1" office:value-type="string">
              <text:p text:style-name="P18">Processor</text:p>
            </table:table-cell>
            <table:table-cell table:style-name="Table2.A1" office:value-type="string">
              <text:p text:style-name="P18">Operating system</text:p>
            </table:table-cell>
            <table:table-cell table:style-name="Table2.A1" office:value-type="string">
              <text:p text:style-name="P18">Virtual OS</text:p>
            </table:table-cell>
          </table:table-row>
        </table:table-header-rows>
        <table:table-row table:style-name="TableLine94159705974912">
          <table:table-cell table:style-name="Table2.A1" office:value-type="string">
            <text:p text:style-name="P17">1</text:p>
          </table:table-cell>
          <table:table-cell table:style-name="Table2.A1" office:value-type="string">
            <text:p text:style-name="P20"><text:s/><text:span text:style-name="T15">8</text:span><text:span text:style-name="T7"> GB</text:span></text:p>
          </table:table-cell>
          <table:table-cell table:style-name="Table2.A1" office:value-type="string">
            <text:p text:style-name="P20"><text:s/><text:span text:style-name="T15">10</text:span><text:span text:style-name="T7">00 HDD</text:span></text:p>
          </table:table-cell>
          <table:table-cell table:style-name="Table2.A1" office:value-type="string">
            <text:p text:style-name="P20"><text:span text:style-name="T15">3.00</text:span><text:span text:style-name="T7"> GHz</text:span></text:p>
          </table:table-cell>
          <table:table-cell table:style-name="Table2.A1" office:value-type="string">
            <text:p text:style-name="P21">Parrot Home Edition</text:p>
          </table:table-cell>
          <table:table-cell table:style-name="Table2.A1" office:value-type="string">
            <text:p text:style-name="P21">Windows Starter Edition</text:p>
          </table:table-cell>
        </table:table-row>
      </table:table>
      <text:p text:style-name="P25"/>
      <text:p text:style-name="P26">After getting this system, we were now able to run virtual machines in single system. We installed Windows Starter Edition in virtual box.</text:p>
      <text:p text:style-name="P26"/>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30T23:20:29.698471663</meta:creation-date>
    <dc:date>2022-01-10T14:52:27.536061325</dc:date>
    <meta:editing-duration>PT7H11M38S</meta:editing-duration>
    <meta:editing-cycles>36</meta:editing-cycles>
    <meta:generator>LibreOffice/7.2.2.2$Linux_X86_64 LibreOffice_project/20$Build-2</meta:generator>
    <meta:document-statistic meta:table-count="2" meta:image-count="0" meta:object-count="0" meta:page-count="2" meta:paragraph-count="48" meta:word-count="653" meta:character-count="3826" meta:non-whitespace-character-count="3199"/>
  </office:meta>
</office:document-meta>
</file>